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8080"/>
    </style:style>
    <style:style style:name="T4" style:family="text">
      <style:text-properties fo:color="#00808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3f7f7f"/>
    </style:style>
    <style:style style:name="T7" style:family="text">
      <style:text-properties fo:color="#3f7f7f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fo:color="#7f007f"/>
    </style:style>
    <style:style style:name="T10" style:family="text">
      <style:text-properties fo:color="#7f007f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fo:color="#2a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color="#808080"/>
    </style:style>
    <style:style style:name="T17" style:family="text">
      <style:text-properties fo:color="#3f7f5f"/>
    </style:style>
    <style:style style:name="T18" style:family="text">
      <style:text-properties fo:color="#3f5fbf"/>
    </style:style>
    <style:style style:name="T19" style:family="text">
      <style:text-properties fo:color="#3f5fbf" style:font-name="Consolas" fo:font-size="10pt" style:font-name-asian="Consolas" style:font-size-asian="10pt" style:font-name-complex="Consolas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LASS 1</text:p>
      <text:p text:style-name="Standard"/>
      <text:p text:style-name="Standard">package com.pack.main;<text:line-break/>import java.util.List;<text:line-break/>import java.util.Properties;<text:line-break/>import java.io.FileReader;<text:line-break/>import java.nio.charset.Charset;<text:line-break/>import java.util.HashMap;<text:line-break/>import java.util.concurrent.TimeUnit;<text:line-break/><text:line-break/>import javax.swing.JOptionPane;<text:line-break/><text:line-break/>import org.openqa.selenium.By;<text:line-break/>import org.openqa.selenium.WebDriver;<text:line-break/>import org.openqa.selenium.WebElement;<text:line-break/>import org.openqa.selenium.firefox.FirefoxDriver;<text:line-break/>import org.openqa.selenium.interactions.Actions;<text:line-break/>import org.openqa.selenium.support.ui.ExpectedConditions;<text:line-break/>import org.openqa.selenium.support.ui.Select;<text:line-break/>import org.openqa.selenium.support.ui.WebDriverWait;<text:line-break/>import org.testng.Assert;<text:line-break/>import org.testng.annotations.BeforeMethod;<text:line-break/>import org.testng.annotations.Test;<text:line-break/><text:line-break/><text:line-break/>public class OldSchool {<text:line-break/><text:tab/>public static WebDriver driver = new FirefoxDriver();<text:line-break/><text:tab/>public static Properties pro = new Properties();<text:line-break/><text:tab/><text:line-break/> <text:s/>@Test(groups={"logIn"})<text:line-break/> <text:s/>public void logIn(){<text:line-break/><text:tab/> <text:s/><text:line-break/><text:tab/> <text:s/>driver.get("http://172.19.7.30/gtc/auth/login?ref=");<text:line-break/><text:tab/> <text:s/><text:line-break/><text:tab/> <text:s/>try{<text:line-break/><text:tab/> <text:s/>FileReader in = new FileReader("D:\\config.properties");<text:line-break/><text:tab/> <text:s/>pro.load(in);<text:line-break/><text:tab/> <text:s/>}catch(Exception e){<text:line-break/><text:tab/><text:tab/> <text:s/>e.printStackTrace();<text:line-break/><text:tab/> <text:s/>}<text:line-break/><text:tab/> <text:s/>WebElement usernameFld = driver.findElement(By.xpath(pro.getProperty("usernameFld")));<text:line-break/><text:tab/> <text:s/>usernameFld.sendKeys(pro.getProperty("username"));<text:line-break/><text:tab/> <text:s/>WebElement passwordFld = driver.findElement(By.xpath(pro.getProperty("passwordFld")));<text:line-break/><text:tab/> <text:s/>passwordFld.sendKeys(pro.getProperty("password"));<text:line-break/><text:tab/> <text:s/>WebElement logInBtn = driver.findElement(By.xpath(pro.getProperty("logInBtn")));<text:line-break/><text:tab/> <text:s/>logInBtn.click();<text:line-break/> <text:s/>}<text:line-break/> <text:s/><text:line-break/> <text:s/><text:line-break/><text:soft-page-break/> <text:line-break/> <text:s/><text:line-break/> <text:s/><text:line-break/> <text:s/>@Test(groups={"userDirectory"})<text:line-break/> <text:s/>public void userDirectory(){<text:line-break/><text:tab/> <text:s/>Actions actions = new Actions(driver);<text:line-break/><text:tab/> <text:s/>actions.moveToElement(driver.findElement(By.xpath("html/body/div[1]/div/div/div/ul[1]/li[8]/a")));<text:line-break/><text:tab/> <text:s/>actions.perform();<text:line-break/><text:tab/> <text:s/>WebElement userDir = driver.findElement(By.xpath("html/body/div[1]/div/div/div/ul[1]/li[8]/ul/li[1]/a"));<text:line-break/><text:tab/> <text:s/>userDir.click();<text:line-break/> <text:s/>}<text:line-break/> <text:s/><text:line-break/>}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LASS 2</text:p>
      <text:p text:style-name="Standard"/>
      <text:p text:style-name="Standard">package com.pack.main;<text:line-break/><text:line-break/>import java.util.Properties;<text:line-break/><text:line-break/>import org.openqa.selenium.By;<text:line-break/>import org.openqa.selenium.WebDriver;<text:line-break/>import org.openqa.selenium.WebElement;<text:line-break/>import org.openqa.selenium.firefox.FirefoxDriver;<text:line-break/>import org.openqa.selenium.interactions.Actions;<text:line-break/>import org.testng.annotations.Test;<text:line-break/><text:line-break/>public class NewTest {<text:line-break/><text:tab/><text:line-break/><text:tab/>OldSchool os = new OldSchool();<text:line-break/><text:tab/>WebDriver driver = os.driver;<text:line-break/><text:tab/>Properties pro = os.pro;<text:line-break/><text:tab/><text:line-break/> <text:s/>@Test(groups={"logOut"})<text:line-break/> <text:s/>public void logOut() {<text:line-break/><text:tab/><text:tab/> <text:s/>Actions actions = new Actions(driver);<text:line-break/><text:tab/><text:tab/> <text:s/>actions.moveToElement(driver.findElement(By.xpath(pro.getProperty("fullName"))));<text:line-break/><text:tab/><text:tab/> <text:s/>actions.perform();<text:line-break/><text:tab/><text:tab/> <text:s/>WebElement logOut = driver.findElement(By.xpath(pro.getProperty("logOut")));<text:line-break/><text:tab/><text:tab/> <text:s/>logOut.click();<text:line-break/><text:tab/> <text:s/>}<text:line-break/> <text:s/>}</text:p>
      <text:p text:style-name="Standard"><text:soft-page-break/></text:p>
      <text:p text:style-name="Standard"/>
      <text:p text:style-name="Standard"><text:span text:style-name="T1">TESTNG.XML</text:span></text:p>
      <text:p text:style-name="P2"><text:span text:style-name="T4">&lt;?</text:span><text:span text:style-name="T7">xml</text:span><text:span text:style-name="T2"> </text:span><text:span text:style-name="T10">version</text:span><text:span text:style-name="T12">=</text:span><text:span text:style-name="T15">"1.0"</text:span><text:span text:style-name="T2"> </text:span><text:span text:style-name="T10">encoding</text:span><text:span text:style-name="T12">=</text:span><text:span text:style-name="T15">"UTF-8"</text:span><text:span text:style-name="T4">?&gt;</text:span></text:p>
      <text:p text:style-name="P2"><text:span text:style-name="T3">&lt;!</text:span><text:span text:style-name="T6">DOCTYPE</text:span> <text:span text:style-name="T3">suite</text:span> <text:span text:style-name="T16">SYSTEM</text:span> <text:span text:style-name="T17">"http://testng.org/testng-1.0.dtd"</text:span><text:span text:style-name="T3">&gt;</text:span></text:p>
      <text:p text:style-name="P2"><text:span text:style-name="T3">&lt;</text:span><text:span text:style-name="T6">suite</text:span> <text:span text:style-name="T9">guice-stage</text:span><text:span text:style-name="T11">=</text:span><text:span text:style-name="T14">"DEVELOPMENT"</text:span> <text:span text:style-name="T9">name</text:span><text:span text:style-name="T11">=</text:span><text:span text:style-name="T14">"Default suite"</text:span><text:span text:style-name="T3">&gt;</text:span></text:p>
      <text:p text:style-name="P2"><text:span text:style-name="T11"><text:s text:c="2"/></text:span><text:span text:style-name="T3">&lt;</text:span><text:span text:style-name="T6">test</text:span> <text:span text:style-name="T9">verbose</text:span><text:span text:style-name="T11">=</text:span><text:span text:style-name="T14">"2"</text:span> <text:span text:style-name="T9">name</text:span><text:span text:style-name="T11">=</text:span><text:span text:style-name="T14">"Default test"</text:span><text:span text:style-name="T3">&gt;</text:span></text:p>
      <text:p text:style-name="P2"><text:span text:style-name="T11"><text:s text:c="2"/></text:span><text:span text:style-name="T3">&lt;</text:span><text:span text:style-name="T6">groups</text:span><text:span text:style-name="T3">&gt;</text:span></text:p>
      <text:p text:style-name="P2"><text:span text:style-name="T11"><text:s text:c="4"/></text:span><text:span text:style-name="T3">&lt;</text:span><text:span text:style-name="T6">dependencies</text:span><text:span text:style-name="T3">&gt;</text:span></text:p>
      <text:p text:style-name="P2"><text:span text:style-name="T11"><text:s text:c="6"/></text:span><text:span text:style-name="T3">&lt;</text:span><text:span text:style-name="T6">group</text:span> <text:span text:style-name="T9">name</text:span><text:span text:style-name="T11">=</text:span><text:span text:style-name="T14">"logOut"</text:span> <text:span text:style-name="T9">depends-on</text:span><text:span text:style-name="T11">=</text:span><text:span text:style-name="T14">"logIn"</text:span> <text:span text:style-name="T3">/&gt;</text:span></text:p>
      <text:p text:style-name="P2"><text:span text:style-name="T11"><text:s text:c="6"/></text:span><text:span text:style-name="T3">&lt;</text:span><text:span text:style-name="T6">group</text:span> <text:span text:style-name="T9">name</text:span><text:span text:style-name="T11">=</text:span><text:span text:style-name="T14">"userDirectory"</text:span> <text:span text:style-name="T9">depends-on</text:span><text:span text:style-name="T11">=</text:span><text:span text:style-name="T14">"logOut"</text:span> <text:span text:style-name="T3">/&gt;</text:span></text:p>
      <text:p text:style-name="P2"><text:span text:style-name="T11"><text:s text:c="4"/></text:span><text:span text:style-name="T3">&lt;/</text:span><text:span text:style-name="T6">dependencies</text:span><text:span text:style-name="T3">&gt;</text:span></text:p>
      <text:p text:style-name="P2"><text:span text:style-name="T11"><text:s text:c="2"/></text:span><text:span text:style-name="T3">&lt;/</text:span><text:span text:style-name="T6">groups</text:span><text:span text:style-name="T3">&gt;</text:span></text:p>
      <text:p text:style-name="P3"><text:s text:c="2"/></text:p>
      <text:p text:style-name="P2"><text:span text:style-name="T11"><text:s text:c="4"/></text:span><text:span text:style-name="T3">&lt;</text:span><text:span text:style-name="T6">classes</text:span><text:span text:style-name="T3">&gt;</text:span></text:p>
      <text:p text:style-name="P2"><text:span text:style-name="T11"><text:s text:c="6"/></text:span><text:span text:style-name="T3">&lt;</text:span><text:span text:style-name="T6">class</text:span> <text:span text:style-name="T9">name</text:span><text:span text:style-name="T11">=</text:span><text:span text:style-name="T14">"com.pack.main.OldSchool"</text:span><text:span text:style-name="T3">/&gt;</text:span></text:p>
      <text:p text:style-name="P2"><text:span text:style-name="T11"><text:s text:c="6"/></text:span><text:span text:style-name="T3">&lt;</text:span><text:span text:style-name="T6">class</text:span> <text:span text:style-name="T9">name</text:span><text:span text:style-name="T11">=</text:span><text:span text:style-name="T14">"com.pack.main.NewTest"</text:span><text:span text:style-name="T3">/&gt;</text:span></text:p>
      <text:p text:style-name="P2"><text:span text:style-name="T11"><text:s text:c="4"/></text:span><text:span text:style-name="T3">&lt;/</text:span><text:span text:style-name="T6">classes</text:span><text:span text:style-name="T3">&gt;</text:span></text:p>
      <text:p text:style-name="P3"><text:s text:c="4"/></text:p>
      <text:p text:style-name="P2"><text:span text:style-name="T11"><text:s text:c="2"/></text:span><text:span text:style-name="T3">&lt;/</text:span><text:span text:style-name="T6">test</text:span><text:span text:style-name="T3">&gt;</text:span><text:span text:style-name="T11"> </text:span><text:span text:style-name="T18">&lt;!-- Default test --&gt;</text:span></text:p>
      <text:p text:style-name="P4"><text:span text:style-name="T5">&lt;/</text:span><text:span text:style-name="T8">suite</text:span><text:span text:style-name="T5">&gt;</text:span><text:span text:style-name="T13"> </text:span><text:span text:style-name="T19">&lt;!-- Default suite --&gt;</text:span><text:line-break/></text:p>
      <text:p text:style-name="P4"/>
      <text:p text:style-name="P4"/>
      <text:p text:style-name="P4"><text:line-break/></text:p>
      <text:p text:style-name="P4"/>
      <text:p text:style-name="P4"/>
      <text:p text:style-name="P4"/>
      <text:p text:style-name="P2"><text:span text:style-name="T3">&lt;</text:span><text:span text:style-name="T6">groups</text:span><text:span text:style-name="T3">&gt;</text:span></text:p>
      <text:p text:style-name="P2"><text:span text:style-name="T11"><text:s text:c="4"/></text:span><text:span text:style-name="T3">&lt;</text:span><text:span text:style-name="T6">dependencies</text:span><text:span text:style-name="T3">&gt;</text:span></text:p>
      <text:p text:style-name="P2"><text:span text:style-name="T11"><text:s text:c="6"/></text:span><text:span text:style-name="T3">&lt;</text:span><text:span text:style-name="T6">group</text:span> <text:span text:style-name="T9">name</text:span><text:span text:style-name="T11">=</text:span><text:span text:style-name="T14">"logOut"</text:span> <text:span text:style-name="T9">depends-on</text:span><text:span text:style-name="T11">=</text:span><text:span text:style-name="T14">"logIn"</text:span> <text:span text:style-name="T3">/&gt;</text:span></text:p>
      <text:p text:style-name="P2"><text:span text:style-name="T11"><text:s text:c="6"/></text:span><text:span text:style-name="T3">&lt;</text:span><text:span text:style-name="T6">group</text:span> <text:span text:style-name="T9">name</text:span><text:span text:style-name="T11">=</text:span><text:span text:style-name="T14">"userDirectory"</text:span> <text:span text:style-name="T9">depends-on</text:span><text:span text:style-name="T11">=</text:span><text:span text:style-name="T14">"logOut"</text:span> <text:span text:style-name="T3">/&gt;</text:span></text:p>
      <text:p text:style-name="P2"><text:span text:style-name="T11"><text:s text:c="4"/></text:span><text:span text:style-name="T3">&lt;/</text:span><text:span text:style-name="T6">dependencies</text:span><text:span text:style-name="T3">&gt;</text:span></text:p>
      <text:p text:style-name="P2"><text:span text:style-name="T11"><text:s text:c="2"/></text:span><text:span text:style-name="T3">&lt;/</text:span><text:span text:style-name="T6">groups</text:span><text:span text:style-name="T3">&gt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logOut method của class2 depends on logIn method của class1, userDirectory của class1 depends on logOut method của class2.</text:p>
      <text:p text:style-name="P3">Thứ tự chạy của methods: logIn -&gt; logOut -&gt; user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3S</meta:editing-duration>
    <meta:editing-cycles>5</meta:editing-cycles>
    <meta:generator>OpenOffice/4.1.1$Win32 OpenOffice.org_project/411m6$Build-9775</meta:generator>
    <dc:date>2016-01-25T11:04:26.19</dc:date>
    <meta:document-statistic meta:table-count="0" meta:image-count="0" meta:object-count="0" meta:page-count="3" meta:paragraph-count="32" meta:word-count="249" meta:character-count="3498"/>
    <meta:user-defined meta:name="Info 1"/>
    <meta:user-defined meta:name="Info 2"/>
    <meta:user-defined meta:name="Info 3"/>
    <meta:user-defined meta:name="Info 4"/>
  </office:meta>
</office:document-meta>
</file>